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296cm" fo:min-width="3.32cm"/>
    </style:style>
    <style:style style:name="gr3" style:family="graphic" style:parent-style-name="standard">
      <style:graphic-properties draw:textarea-horizontal-align="justify" draw:textarea-vertical-align="middle" draw:auto-grow-height="false" fo:min-height="2.296cm" fo:min-width="3.532cm"/>
    </style:style>
    <style:style style:name="gr4" style:family="graphic" style:parent-style-name="standard">
      <style:graphic-properties draw:textarea-horizontal-align="justify" draw:textarea-vertical-align="middle" draw:auto-grow-height="false" fo:min-height="1.448cm" fo:min-width="2.258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fo:min-height="0.476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Arial" fo:font-size="10pt" style:font-size-asian="10pt" style:font-name-complex="Arial" style:font-size-complex="10pt"/>
    </style:style>
    <style:style style:name="P4" style:family="paragraph">
      <loext:graphic-properties draw:fill="solid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="none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2" draw:layer="layout" svg:x1="2cm" svg:y1="2.1cm" svg:x2="4.1cm" svg:y2="4.1cm">
          <text:p text:style-name="P1">Power</text:p>
          <text:p text:style-name="P1">ON</text:p>
        </draw:line>
        <draw:custom-shape draw:style-name="gr2" draw:text-style-name="P1" draw:layer="layout" svg:width="5.4cm" svg:height="3.6cm" svg:x="3.4cm" svg:y="3.8cm">
          <text:p text:style-name="P1">Stato 0</text:p>
          <text:p text:style-name="P1">“Chiuso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5.7cm" svg:height="3.6cm" svg:x="13.2cm" svg:y="3.9cm">
          <text:p text:style-name="P1">Stato 1</text:p>
          <text:p text:style-name="P1">“apertura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8.8cm" svg:y1="5.7cm" svg:x2="13.3cm" svg:y2="5.7cm">
          <text:p text:style-name="P1"><text:span text:style-name="T1">P_START</text:span></text:p>
          <text:p text:style-name="P1"/>
        </draw:line>
        <draw:custom-shape draw:style-name="gr2" draw:text-style-name="P1" draw:layer="layout" svg:width="5.4cm" svg:height="3.6cm" svg:x="12.6cm" svg:y="11.1cm">
          <text:p text:style-name="P1">Stato 2</text:p>
          <text:p text:style-name="P1">“Aperto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4cm" svg:height="3.6cm" svg:x="2.3cm" svg:y="11.1cm">
          <text:p text:style-name="P1">Stato 3</text:p>
          <text:p text:style-name="P1">“Chiusura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9cm" svg:height="2.4cm" svg:x="18.3cm" svg:y="8.6cm">
          <text:p text:style-name="P1">Stato 4</text:p>
          <text:p text:style-name="P1">“Fermo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.7cm" svg:height="3.6cm" svg:x="22.6cm" svg:y="10.1cm">
          <text:p text:style-name="P1">Stato 5</text:p>
          <text:p text:style-name="P1">“STOP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6.1cm" svg:y1="7.5cm" svg:x2="15.3cm" svg:y2="11.1cm">
          <text:p text:style-name="P3"><text:span text:style-name="T2">FNC_APERTURA</text:span></text:p>
          <text:p text:style-name="P3"><text:span text:style-name="T3"/></text:p>
        </draw:line>
        <draw:line draw:style-name="gr1" draw:text-style-name="P4" xml:id="id4" draw:id="id4" draw:layer="layout" svg:x1="12.6cm" svg:y1="12.9cm" svg:x2="7.6cm" svg:y2="12.9cm">
          <text:p text:style-name="P1"><text:span text:style-name="T1"/></text:p>
          <text:p text:style-name="P1"><text:span text:style-name="T1"/></text:p>
        </draw:line>
        <draw:connector draw:style-name="gr1" draw:text-style-name="P2" draw:layer="layout" draw:type="curve" svg:x1="18.9cm" svg:y1="5.7cm" svg:x2="25.45cm" svg:y2="10.1cm" draw:start-shape="id1" draw:start-glue-point="10" draw:end-shape="id2" draw:end-glue-point="4" svg:d="M18900 5700c4367 0 6550 1466 6550 4400" svg:viewBox="0 0 6551 4401">
          <text:p/>
        </draw:connector>
        <draw:connector draw:style-name="gr5" draw:text-style-name="P2" draw:layer="layout" draw:type="curve" svg:x1="27.466cm" svg:y1="10.627cm" svg:x2="18.066cm" svg:y2="4.427cm" draw:start-shape="id2" draw:start-glue-point="11" draw:end-shape="id1" draw:end-glue-point="11" svg:d="M27466 10627c0-10843-9400-7743-9400-6200" svg:viewBox="0 0 9401 7823">
          <text:p/>
        </draw:connector>
        <draw:connector draw:style-name="gr1" draw:text-style-name="P2" draw:layer="layout" draw:type="curve" draw:line-skew="-0.551cm" svg:x1="5cm" svg:y1="11.1cm" svg:x2="14.034cm" svg:y2="6.973cm" draw:start-shape="id3" draw:start-glue-point="4" draw:end-shape="id1" draw:end-glue-point="7" svg:d="M5000 11100c0-3528 9034-1465 9034-4127" svg:viewBox="0 0 9035 4128">
          <text:p text:style-name="P1"/>
        </draw:connector>
        <draw:line draw:style-name="gr1" draw:text-style-name="P2" draw:layer="layout" svg:x1="4.7cm" svg:y1="11.2cm" svg:x2="6cm" svg:y2="7.4cm">
          <text:p text:style-name="P3"><text:span text:style-name="T3"/></text:p>
          <text:p text:style-name="P3"><text:span text:style-name="T3">FNC_CHIUSURA</text:span></text:p>
          <text:p text:style-name="P3"><text:span text:style-name="T3"/></text:p>
          <text:p text:style-name="P3"><text:span text:style-name="T3"/></text:p>
        </draw:line>
        <draw:connector draw:style-name="gr5" draw:text-style-name="P2" draw:layer="layout" draw:type="curve" draw:line-skew="2.172cm" svg:x1="12.6cm" svg:y1="12.9cm" svg:x2="7.6cm" svg:y2="12.9cm" draw:start-shape="id4" draw:start-glue-point="1" draw:end-shape="id4" draw:end-glue-point="3" svg:d="M12600 12900c0 2283-5000 2283-5000 0" svg:viewBox="0 0 5001 1713">
          <text:p/>
        </draw:connector>
        <draw:line draw:style-name="gr1" draw:text-style-name="P2" draw:layer="layout" svg:x1="18.1cm" svg:y1="7cm" svg:x2="21cm" svg:y2="8.7cm">
          <text:p text:style-name="P1"><text:span text:style-name="T1">P_START</text:span></text:p>
          <text:p text:style-name="P1"/>
        </draw:line>
        <draw:line draw:style-name="gr1" draw:text-style-name="P2" draw:layer="layout" svg:x1="18.7cm" svg:y1="9cm" svg:x2="18.1cm" svg:y2="7cm">
          <text:p text:style-name="P1"><text:span text:style-name="T1">10S</text:span></text:p>
          <text:p text:style-name="P1"/>
        </draw:line>
        <draw:connector draw:style-name="gr5" draw:text-style-name="P2" draw:layer="layout" draw:type="curve" draw:line-skew="1.603cm" svg:x1="5cm" svg:y1="11.1cm" svg:x2="14.034cm" svg:y2="6.973cm" draw:start-shape="id3" draw:start-glue-point="4" draw:end-shape="id1" draw:end-glue-point="7" svg:d="M5000 11100c0-297 9034 1766 9034-4127" svg:viewBox="0 0 9035 4246">
          <text:p/>
        </draw:connector>
        <draw:connector draw:style-name="gr5" draw:text-style-name="P2" draw:layer="layout" draw:type="curve" draw:line-skew="1.35cm" svg:x1="5cm" svg:y1="14.7cm" svg:x2="25.45cm" svg:y2="13.7cm" draw:start-shape="id3" draw:start-glue-point="8" draw:end-shape="id2" draw:end-glue-point="8" svg:d="M5000 14700c0 2775 20450 3275 20450-1000" svg:viewBox="0 0 20451 3148">
          <text:p/>
        </draw:connector>
        <draw:frame draw:style-name="gr6" draw:text-style-name="P5" draw:layer="layout" svg:width="9.6cm" svg:height="1.673cm" svg:x="11.1cm" svg:y="16.827cm">
          <draw:text-box>
            <text:p>P_STOP_F_AZIONAMENTO</text:p>
          </draw:text-box>
        </draw:frame>
        <draw:frame draw:style-name="gr7" draw:text-style-name="P7" draw:layer="layout" svg:width="9.6cm" svg:height="0.75cm" draw:transform="rotate (-0.610865238198016) translate (21.63cm 4.3cm)">
          <draw:text-box>
            <text:p text:style-name="P6"><text:span text:style-name="T1">P_STOP_F_AZIONAMENTO</text:span></text:p>
          </draw:text-box>
        </draw:frame>
        <draw:frame draw:style-name="gr8" draw:text-style-name="P8" draw:layer="layout" svg:width="2.373cm" svg:height="0.726cm" draw:transform="rotate (-0.837758040957278) translate (25.412cm 2.551cm)">
          <draw:text-box>
            <text:p><text:span text:style-name="T1">P_START</text:span></text:p>
          </draw:text-box>
        </draw:frame>
        <draw:frame draw:style-name="gr9" draw:text-style-name="P7" draw:layer="layout" svg:width="3.9cm" svg:height="1cm" svg:x="8.6cm" svg:y="7.9cm">
          <draw:text-box>
            <text:p text:style-name="P6"><text:span text:style-name="T1">P_START</text:span></text:p>
          </draw:text-box>
        </draw:frame>
        <draw:frame draw:style-name="gr10" draw:text-style-name="P7" draw:layer="layout" svg:width="5.5cm" svg:height="0.9cm" svg:x="7.7cm" svg:y="10.2cm">
          <draw:text-box>
            <text:p text:style-name="P6"><text:span text:style-name="T1">F_CELLULA_CANCELLO</text:span></text:p>
          </draw:text-box>
        </draw:frame>
        <draw:frame draw:style-name="gr10" draw:text-style-name="P7" draw:layer="layout" svg:width="3.4cm" svg:height="0.9cm" svg:x="8.9cm" svg:y="12cm">
          <draw:text-box>
            <text:p text:style-name="P6"><text:span text:style-name="T1">P_START</text:span></text:p>
          </draw:text-box>
        </draw:frame>
        <draw:frame draw:style-name="gr11" draw:text-style-name="P7" draw:layer="layout" svg:width="1.26cm" svg:height="0.725cm" svg:x="9.74cm" svg:y="13.9cm">
          <draw:text-box>
            <text:p><text:span text:style-name="T1">30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it" fo:country="IT" style:letter-kerning="true" style:font-name-asian="Arial1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tteri_20_nota_20_a_20_piè_20_di_20_pagina" style:display-name="Caratteri nota a piè di pagina" style:family="graphic">
      <style:paragraph-properties style:text-autospace="none"/>
    </style:style>
    <style:style style:name="Caratteri_20_nota_20_di_20_chiusura" style:display-name="Caratteri nota di chiusura" style:family="graphic">
      <style:paragraph-properties style:text-autospace="none"/>
    </style:style>
    <style:style style:name="Contenuto_20_tabella" style:display-name="Contenuto tabella" style:family="graphic">
      <style:paragraph-properties style:text-autospace="none"/>
    </style:style>
    <style:style style:name="Piè_20_di_20_pagina" style:display-name="Piè di pagina" style:family="graphic">
      <style:paragraph-properties style:text-autospace="none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Intestazione" style:family="graphic">
      <style:paragraph-properties style:text-autospace="none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Indice" style:family="graphic">
      <style:paragraph-properties style:text-autospace="none"/>
      <style:text-properties style:font-name-asian="Arial2" style:font-family-asian="Arial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Contenuto_20_elenco" style:display-name="Contenuto elenco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6T18:17:35.801000000</meta:creation-date>
    <dc:date>2020-11-26T19:20:36.494000000</dc:date>
    <meta:editing-duration>PT4M</meta:editing-duration>
    <meta:editing-cycles>1</meta:editing-cycles>
    <meta:document-statistic meta:object-count="26"/>
    <meta:generator>LibreOffice/6.2.8.2$Windows_X86_64 LibreOffice_project/f82ddfca21ebc1e222a662a32b25c0c9d20169ee</meta:generator>
  </office:meta>
</office:document-meta>
</file>